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tudent Learning Outcom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anuary 17, 2023 (07:48:0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Discuss student learning outcomes and the like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9.2</meta:generator>
    <dc:title>Student Learning Outcom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3-01-18T00:48:12Z</meta:creation-date>
    <dc:date>2023-01-18T00:48:12Z</dc:date>
    <meta:user-defined meta:name="date" meta:value-type="string">January  17, 2023 (07:48:0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